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757in" table:align="right"/>
    </style:style>
    <style:style style:name="Table5.A" style:family="table-column">
      <style:table-column-properties style:column-width="2.216in"/>
    </style:style>
    <style:style style:name="Table5.B" style:family="table-column">
      <style:table-column-properties style:column-width="2.225in"/>
    </style:style>
    <style:style style:name="Table5.C" style:family="table-column">
      <style:table-column-properties style:column-width="2.234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757in" table:align="right"/>
    </style:style>
    <style:style style:name="Table8.A" style:family="table-column">
      <style:table-column-properties style:column-width="2.216in"/>
    </style:style>
    <style:style style:name="Table8.B" style:family="table-column">
      <style:table-column-properties style:column-width="2.225in"/>
    </style:style>
    <style:style style:name="Table8.C" style:family="table-column">
      <style:table-column-properties style:column-width="2.234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e61cf" officeooo:paragraph-rsid="00206b7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e61cf" officeooo:paragraph-rsid="00207a71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e61cf" officeooo:paragraph-rsid="00221fb1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1pt" fo:font-weight="normal" officeooo:rsid="00065651" officeooo:paragraph-rsid="001ed8b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065651" officeooo:paragraph-rsid="00206b79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065651" officeooo:paragraph-rsid="0024266c" style:font-size-asian="9.60000038146973pt" style:font-weight-asian="normal" style:font-size-complex="11pt" style:font-weight-complex="normal"/>
    </style:style>
    <style:style style:name="P10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11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13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14" style:family="paragraph" style:parent-style-name="Table_20_Contents">
      <style:text-properties officeooo:rsid="00030202" officeooo:paragraph-rsid="001ed8ba"/>
    </style:style>
    <style:style style:name="P15" style:family="paragraph" style:parent-style-name="Table_20_Contents">
      <style:text-properties officeooo:rsid="0011b749" officeooo:paragraph-rsid="001ed8ba"/>
    </style:style>
    <style:style style:name="P16" style:family="paragraph" style:parent-style-name="Table_20_Contents">
      <style:text-properties officeooo:rsid="0011b749" officeooo:paragraph-rsid="001fe951"/>
    </style:style>
    <style:style style:name="P17" style:family="paragraph" style:parent-style-name="Table_20_Contents">
      <style:text-properties officeooo:rsid="0011b749" officeooo:paragraph-rsid="00207a71"/>
    </style:style>
    <style:style style:name="P18" style:family="paragraph" style:parent-style-name="Table_20_Contents">
      <style:text-properties officeooo:rsid="0011b749" officeooo:paragraph-rsid="00221fb1"/>
    </style:style>
    <style:style style:name="P19" style:family="paragraph" style:parent-style-name="Table_20_Contents">
      <style:text-properties fo:font-size="11pt" officeooo:rsid="00138762" officeooo:paragraph-rsid="001ed8ba" style:font-size-asian="9.60000038146973pt" style:font-size-complex="11pt"/>
    </style:style>
    <style:style style:name="P20" style:family="paragraph" style:parent-style-name="Table_20_Contents">
      <style:text-properties fo:font-size="11pt" officeooo:rsid="00138762" officeooo:paragraph-rsid="00206b79" style:font-size-asian="9.60000038146973pt" style:font-size-complex="11pt"/>
    </style:style>
    <style:style style:name="P21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22" style:family="paragraph" style:parent-style-name="Table_20_Contents">
      <style:text-properties fo:font-size="11pt" officeooo:rsid="00138762" officeooo:paragraph-rsid="00221fb1" style:font-size-asian="9.60000038146973pt" style:font-size-complex="11pt"/>
    </style:style>
    <style:style style:name="P23" style:family="paragraph" style:parent-style-name="Table_20_Contents">
      <style:text-properties fo:font-size="11pt" officeooo:rsid="00138762" officeooo:paragraph-rsid="0024266c" style:font-size-asian="9.60000038146973pt" style:font-size-complex="11pt"/>
    </style:style>
    <style:style style:name="P24" style:family="paragraph" style:parent-style-name="Table_20_Contents">
      <style:text-properties fo:font-size="11pt" officeooo:paragraph-rsid="001ed8ba" style:font-size-asian="9.60000038146973pt" style:font-size-complex="11pt"/>
    </style:style>
    <style:style style:name="P25" style:family="paragraph" style:parent-style-name="Table_20_Contents">
      <style:text-properties fo:font-size="11pt" officeooo:paragraph-rsid="00206b79" style:font-size-asian="9.60000038146973pt" style:font-size-complex="11pt"/>
    </style:style>
    <style:style style:name="P26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27" style:family="paragraph" style:parent-style-name="Table_20_Contents">
      <style:text-properties fo:font-size="11pt" officeooo:paragraph-rsid="00221fb1" style:font-size-asian="9.60000038146973pt" style:font-size-complex="11pt"/>
    </style:style>
    <style:style style:name="P28" style:family="paragraph" style:parent-style-name="Table_20_Contents">
      <style:text-properties fo:font-size="11pt" officeooo:paragraph-rsid="0024266c" style:font-size-asian="9.60000038146973pt" style:font-size-complex="11pt"/>
    </style:style>
    <style:style style:name="P29" style:family="paragraph" style:parent-style-name="Table_20_Contents">
      <style:text-properties officeooo:paragraph-rsid="001ed8ba"/>
    </style:style>
    <style:style style:name="P30" style:family="paragraph" style:parent-style-name="Table_20_Contents">
      <style:text-properties officeooo:paragraph-rsid="001fe951"/>
    </style:style>
    <style:style style:name="P31" style:family="paragraph" style:parent-style-name="Table_20_Contents">
      <style:text-properties officeooo:rsid="001fe951" officeooo:paragraph-rsid="001fe951"/>
    </style:style>
    <style:style style:name="P32" style:family="paragraph" style:parent-style-name="Table_20_Contents">
      <style:text-properties fo:font-size="11pt" officeooo:rsid="00206b79" officeooo:paragraph-rsid="00221fb1" style:font-size-asian="9.60000038146973pt" style:font-size-complex="11pt"/>
    </style:style>
    <style:style style:name="P33" style:family="paragraph" style:parent-style-name="Table_20_Contents">
      <style:text-properties fo:font-size="11pt" officeooo:rsid="00206b79" officeooo:paragraph-rsid="00206b79" style:font-size-asian="9.60000038146973pt" style:font-size-complex="11pt"/>
    </style:style>
    <style:style style:name="P34" style:family="paragraph" style:parent-style-name="Table_20_Contents">
      <style:text-properties fo:font-size="11pt" officeooo:rsid="00206b79" officeooo:paragraph-rsid="0024266c" style:font-size-asian="9.60000038146973pt" style:font-size-complex="11pt"/>
    </style:style>
    <style:style style:name="P35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36" style:family="paragraph" style:parent-style-name="Table_20_Contents">
      <style:text-properties fo:font-size="11pt" officeooo:rsid="00207a71" officeooo:paragraph-rsid="0024266c" style:font-size-asian="9.60000038146973pt" style:font-size-complex="11pt"/>
    </style:style>
    <style:style style:name="P37" style:family="paragraph" style:parent-style-name="Standard">
      <style:text-properties fo:font-size="13pt" fo:font-weight="bold" officeooo:rsid="00207a71" officeooo:paragraph-rsid="00207a71" style:font-size-asian="11.3500003814697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206b79" officeooo:paragraph-rsid="001ed8ba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206b79" officeooo:paragraph-rsid="0024266c" style:font-size-asian="11.3500003814697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206b79" officeooo:paragraph-rsid="00206b79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1fe951" style:font-weight-asian="normal" style:font-weight-complex="normal"/>
    </style:style>
    <style:style style:name="T5" style:family="text">
      <style:text-properties fo:font-weight="normal" officeooo:rsid="00229f5e" style:font-weight-asian="normal" style:font-weight-complex="normal"/>
    </style:style>
    <style:style style:name="T6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21fb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4266c" style:font-size-asian="11.3500003814697pt" style:font-weight-asian="bold" style:font-size-complex="13pt" style:font-weight-complex="bold"/>
    </style:style>
    <style:style style:name="T12" style:family="text">
      <style:text-properties officeooo:rsid="001ed8ba"/>
    </style:style>
    <style:style style:name="T13" style:family="text">
      <style:text-properties officeooo:rsid="001fe951"/>
    </style:style>
    <style:style style:name="T14" style:family="text">
      <style:text-properties officeooo:rsid="00206b79"/>
    </style:style>
    <style:style style:name="T15" style:family="text">
      <style:text-properties officeooo:rsid="00207a71"/>
    </style:style>
    <style:style style:name="T16" style:family="text">
      <style:text-properties officeooo:rsid="00221fb1"/>
    </style:style>
    <style:style style:name="T17" style:family="text">
      <style:text-properties officeooo:rsid="002256dc"/>
    </style:style>
    <style:style style:name="T18" style:family="text">
      <style:text-properties officeooo:rsid="00229f5e"/>
    </style:style>
    <style:style style:name="T19" style:family="text">
      <style:text-properties officeooo:rsid="0024266c"/>
    </style:style>
    <style:style style:name="T20" style:family="text">
      <style:text-properties officeooo:rsid="0025766d"/>
    </style:style>
    <style:style style:name="T21" style:family="text">
      <style:text-properties officeooo:rsid="00261d9a"/>
    </style:style>
    <style:style style:name="T22" style:family="text">
      <style:text-properties officeooo:rsid="002772d1"/>
    </style:style>
    <style:style style:name="T23" style:family="text">
      <style:text-properties officeooo:rsid="0027e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e case: <text:span text:style-name="T12">Main menu</text:span></text:p>
      <text:p text:style-name="P12"><text:span text:style-name="T1">Summary: </text:span><text:span text:style-name="T2">This is </text:span><text:span text:style-name="T3">the main menu of the game. Here you can change the</text:span><text:span text:style-name="T4"> settings</text:span><text:span text:style-name="T3"> of the game and start/exit it.</text:span></text:p>
      <text:p text:style-name="P12"><text:span text:style-name="T1">Priority: </text:span><text:span text:style-name="T3">Low</text:span></text:p>
      <text:p text:style-name="P12"><text:span text:style-name="T1">Extends: </text:span><text:span text:style-name="T2">-</text:span></text:p>
      <text:p text:style-name="P11">Includes: <text:span text:style-name="T5">Settings menu</text:span></text:p>
      <text:p text:style-name="P12"><text:span text:style-name="T1">Participators:</text:span><text:span text:style-name="T2"> The player.</text:span></text:p>
      <text:p text:style-name="P13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4">Actor</text:p>
          </table:table-cell>
          <table:table-cell table:style-name="Table1.C1" office:value-type="string">
            <text:p text:style-name="P14">System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16"><text:span text:style-name="T13">There is a menu popping up in front of the gamemap. The menu </text:span><text:span text:style-name="T14">contains</text:span><text:span text:style-name="T13">: New game, </text:span><text:span text:style-name="T14">High score, </text:span><text:span text:style-name="T13">Settings,</text:span><text:span text:style-name="T19"> Instructions</text:span><text:span text:style-name="T14">,</text:span><text:span text:style-name="T13"> Exit</text:span>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30"><text:span text:style-name="T13">The Player presses </text:span><text:span text:style-name="T13">“New game” in the menu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1">3</text:p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31">The menu disappears and the gamemap is showing with a new game. <text:span text:style-name="T23">The first level is loaded, and UC Game Play starts. </text:span></text:p>
          </table:table-cell>
        </table:table-row>
      </table:table>
      <text:p text:style-name="P5"/>
      <text:p text:style-name="P1">Alternative Flow</text:p>
      <text:p text:style-name="P1"/>
      <text:p text:style-name="P2"><text:span text:style-name="T14">1.1 <text:s/>There is a </text:span><text:span text:style-name="T20">saved gam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2">Actor</text:p>
          </table:table-cell>
          <table:table-cell table:style-name="Table5.C1" office:value-type="string">
            <text:p text:style-name="P22">System</text:p>
          </table:table-cell>
        </table:table-row>
        <table:table-row>
          <table:table-cell table:style-name="Table5.A2" office:value-type="string">
            <text:p text:style-name="P27"><text:span text:style-name="T15">1.1.</text:span><text:span text:style-name="T16">1</text:span></text:p>
          </table:table-cell>
          <table:table-cell table:style-name="Table5.A2" office:value-type="string">
            <text:p text:style-name="P32"/>
          </table:table-cell>
          <table:table-cell table:style-name="Table5.C2" office:value-type="string">
            <text:p text:style-name="P18"><text:span text:style-name="T13">There is a menu popping up in front of the gamemap. The menu </text:span><text:span text:style-name="T14">contains</text:span><text:span text:style-name="T13">: </text:span><text:span text:style-name="T15">Continue, </text:span><text:span text:style-name="T13">New game, Settings, </text:span><text:span text:style-name="T14">High score,</text:span><text:span text:style-name="T13"> </text:span><text:span text:style-name="T22">Instructions, </text:span><text:span text:style-name="T13">Exit</text:span></text:p>
          </table:table-cell>
        </table:table-row>
      </table:table>
      <text:p text:style-name="P4"/>
      <text:p text:style-name="P3"><text:span text:style-name="T17">1.1.2</text:span><text:span text:style-name="T15"> </text:span><text:span text:style-name="T16">The player presses “Continue” in the main menu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21">Actor</text:p>
          </table:table-cell>
          <table:table-cell table:style-name="Table8.C1" office:value-type="string">
            <text:p text:style-name="P21">System</text:p>
          </table:table-cell>
        </table:table-row>
        <table:table-row>
          <table:table-cell table:style-name="Table8.A2" office:value-type="string">
            <text:p text:style-name="P26"><text:span text:style-name="T15">1.1.2.</text:span><text:span text:style-name="T16">1</text:span></text:p>
          </table:table-cell>
          <table:table-cell table:style-name="Table8.A2" office:value-type="string">
            <text:p text:style-name="P35">The player presses “Continue” in the main menu.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26"><text:span text:style-name="T15">1.1.</text:span><text:span text:style-name="T16">2.2</text:span></text:p>
          </table:table-cell>
          <table:table-cell table:style-name="Table8.A2" office:value-type="string">
            <text:p text:style-name="P21"/>
          </table:table-cell>
          <table:table-cell table:style-name="Table8.C2" office:value-type="string">
            <text:p text:style-name="P17"><text:span text:style-name="T15">The main menu disappears and the gamemap is showing </text:span><text:span text:style-name="T22">with the last saved game</text:span><text:span text:style-name="T15">. </text:span><text:span text:style-name="T23">UC Game Play starts in the new level.</text:span></text:p>
          </table:table-cell>
        </table:table-row>
      </table:table>
      <text:p text:style-name="P37"/>
      <text:p text:style-name="P37"/>
      <text:p text:style-name="P7"><text:span text:style-name="T8">2.1 The player do not press</text:span><text:span text:style-name="T10">es</text:span><text:span text:style-name="T8"> “New game” in the main menu</text:span></text:p>
      <text:p text:style-name="P8"><text:span text:style-name="T8">2</text:span><text:span text:style-name="T6">.</text:span><text:span text:style-name="T7">1.</text:span><text:span text:style-name="T9">1</text:span><text:span text:style-name="T7"> </text:span><text:span text:style-name="T6">The player </text:span><text:span text:style-name="T8">presses “</text:span><text:span text:style-name="T9">High score</text:span><text:span text:style-name="T8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1">Actor</text:p>
          </table:table-cell>
          <table:table-cell table:style-name="Table4.C1" office:value-type="string">
            <text:p text:style-name="P21">System</text:p>
          </table:table-cell>
        </table:table-row>
        <text:soft-page-break/>
        <table:table-row>
          <table:table-cell table:style-name="Table4.A2" office:value-type="string">
            <text:p text:style-name="P26"><text:span text:style-name="T15">2.</text:span><text:span text:style-name="T14">1.</text:span><text:span text:style-name="T15">1.1</text:span></text:p>
          </table:table-cell>
          <table:table-cell table:style-name="Table4.A2" office:value-type="string">
            <text:p text:style-name="P21"><text:span text:style-name="T14">The player presses “</text:span><text:span text:style-name="T15">High score</text:span><text:span text:style-name="T14">”.</text:span></text:p>
          </table:table-cell>
          <table:table-cell table:style-name="Table4.C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35">2.1.1.2</text:p>
          </table:table-cell>
          <table:table-cell table:style-name="Table4.A2" office:value-type="string">
            <text:p text:style-name="P21"/>
          </table:table-cell>
          <table:table-cell table:style-name="Table4.C2" office:value-type="string">
            <text:p text:style-name="P21"><text:span text:style-name="T14">The main menu is replaced by a </text:span><text:span text:style-name="T15">table </text:span><text:span text:style-name="T14">with </text:span><text:span text:style-name="T19">name and score of the </text:span><text:span text:style-name="T19">player</text:span><text:span text:style-name="T22">s</text:span><text:span text:style-name="T19"> with best score</text:span><text:span text:style-name="T22">s.</text:span></text:p>
          </table:table-cell>
        </table:table-row>
      </table:table>
      <text:p text:style-name="P38"/>
      <text:p text:style-name="P6"><text:span text:style-name="T8">2</text:span><text:span text:style-name="T6">.</text:span><text:span text:style-name="T7">1.</text:span><text:span text:style-name="T9">2</text:span><text:span text:style-name="T6"> </text:span><text:span text:style-name="T9">T</text:span><text:span text:style-name="T6">he player </text:span><text:span text:style-name="T8">presses “Settings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>Actor</text:p>
          </table:table-cell>
          <table:table-cell table:style-name="Table2.C1" office:value-type="string">
            <text:p text:style-name="P19">System</text:p>
          </table:table-cell>
        </table:table-row>
        <table:table-row>
          <table:table-cell table:style-name="Table2.A2" office:value-type="string">
            <text:p text:style-name="P25"><text:span text:style-name="T14">2.1.</text:span><text:span text:style-name="T15">2.1</text:span></text:p>
          </table:table-cell>
          <table:table-cell table:style-name="Table2.A2" office:value-type="string">
            <text:p text:style-name="P33">The player presses “Settings”.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35">2.1.2.2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0"><text:span text:style-name="T14">The main menu is replaced by the settings menu </text:span><text:span text:style-name="T18">as defined in user_case_settings_menu</text:span></text:p>
          </table:table-cell>
        </table:table-row>
      </table:table>
      <text:p text:style-name="P39"/>
      <text:p text:style-name="P9"><text:span text:style-name="T8">2</text:span><text:span text:style-name="T6">.</text:span><text:span text:style-name="T7">1.</text:span><text:span text:style-name="T9">3 </text:span><text:span text:style-name="T6">The player </text:span><text:span text:style-name="T8">presses “</text:span><text:span text:style-name="T11">Instructions</text:span><text:span text:style-name="T8">” in the menu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23">Actor</text:p>
          </table:table-cell>
          <table:table-cell table:style-name="Table6.C1" office:value-type="string">
            <text:p text:style-name="P23">System</text:p>
          </table:table-cell>
        </table:table-row>
        <table:table-row>
          <table:table-cell table:style-name="Table6.A2" office:value-type="string">
            <text:p text:style-name="P28"><text:span text:style-name="T14">2.1.</text:span><text:span text:style-name="T15">3</text:span><text:span text:style-name="T14">.1</text:span></text:p>
          </table:table-cell>
          <table:table-cell table:style-name="Table6.A2" office:value-type="string">
            <text:p text:style-name="P23"><text:span text:style-name="T14">The player presses “</text:span><text:span text:style-name="T19">Instructions</text:span><text:span text:style-name="T14">”.</text:span></text:p>
          </table:table-cell>
          <table:table-cell table:style-name="Table6.C2" office:value-type="string">
            <text:p text:style-name="P34"/>
          </table:table-cell>
        </table:table-row>
        <table:table-row>
          <table:table-cell table:style-name="Table6.A2" office:value-type="string">
            <text:p text:style-name="P36">2.1.3.2</text:p>
          </table:table-cell>
          <table:table-cell table:style-name="Table6.A2" office:value-type="string">
            <text:p text:style-name="P23"/>
          </table:table-cell>
          <table:table-cell table:style-name="Table6.C2" office:value-type="string">
            <text:p text:style-name="P23"><text:span text:style-name="T15">The </text:span><text:span text:style-name="T19">main menu is replaced by a text with the instructions of the game.</text:span></text:p>
          </table:table-cell>
        </table:table-row>
      </table:table>
      <text:p text:style-name="P40"/>
      <text:p text:style-name="P7"><text:span text:style-name="T8">2</text:span><text:span text:style-name="T6">.</text:span><text:span text:style-name="T7">1.</text:span><text:span text:style-name="T11">4</text:span><text:span text:style-name="T9"> </text:span><text:span text:style-name="T6">The player </text:span><text:span text:style-name="T8">presses “</text:span><text:span text:style-name="T9">Exit</text:span><text:span text:style-name="T8">” in the men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0">Actor</text:p>
          </table:table-cell>
          <table:table-cell table:style-name="Table3.C1" office:value-type="string">
            <text:p text:style-name="P20">System</text:p>
          </table:table-cell>
        </table:table-row>
        <table:table-row>
          <table:table-cell table:style-name="Table3.A2" office:value-type="string">
            <text:p text:style-name="P25"><text:span text:style-name="T14">2.1.</text:span><text:span text:style-name="T19">4</text:span><text:span text:style-name="T14">.1</text:span></text:p>
          </table:table-cell>
          <table:table-cell table:style-name="Table3.A2" office:value-type="string">
            <text:p text:style-name="P33">The player presses “Exit”.</text:p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26"><text:span text:style-name="T15">2.1.</text:span><text:span text:style-name="T19">4</text:span><text:span text:style-name="T15">.2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1"><text:span text:style-name="T15">The program is closed down </text:span><text:span text:style-name="T21">and the game saved</text:span><text:span text:style-name="T15">.</text:span></text:p>
          </table:table-cell>
        </table:table-row>
      </table:table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4-09T13:46:34</dc:date>
    <meta:editing-duration>PT2H10M34S</meta:editing-duration>
    <meta:editing-cycles>11</meta:editing-cycles>
    <meta:generator>LibreOffice/3.6$MacOSX_x86 LibreOffice_project/e29a214-2bbed72-0621de6-a97528c-8f066d</meta:generator>
    <meta:document-statistic meta:table-count="7" meta:image-count="0" meta:object-count="0" meta:page-count="2" meta:paragraph-count="57" meta:word-count="303" meta:character-count="1698" meta:non-whitespace-character-count="1450"/>
  </office:meta>
</office:document-meta>
</file>